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201cm" fo:margin-bottom="0.201cm" loext:contextual-spacing="false" fo:line-height="150%" fo:text-align="justify" style:justify-single-word="false"/>
      <style:text-properties officeooo:rsid="000e361b" officeooo:paragraph-rsid="000e361b"/>
    </style:style>
    <style:style style:name="P2" style:family="paragraph" style:parent-style-name="Standard">
      <style:paragraph-properties fo:margin-top="0.201cm" fo:margin-bottom="0.201cm" loext:contextual-spacing="false" fo:line-height="150%" fo:text-align="justify" style:justify-single-word="false"/>
      <style:text-properties officeooo:paragraph-rsid="000e361b"/>
    </style:style>
    <style:style style:name="P3" style:family="paragraph" style:parent-style-name="Standard">
      <style:paragraph-properties fo:margin-top="0.201cm" fo:margin-bottom="0.201cm" loext:contextual-spacing="false" fo:line-height="150%" fo:text-align="justify" style:justify-single-word="false"/>
      <style:text-properties officeooo:paragraph-rsid="00108c00"/>
    </style:style>
    <style:style style:name="P4" style:family="paragraph" style:parent-style-name="Standard">
      <style:paragraph-properties fo:margin-top="0.201cm" fo:margin-bottom="0.201cm" loext:contextual-spacing="false" fo:line-height="150%" fo:text-align="justify" style:justify-single-word="false"/>
      <style:text-properties officeooo:paragraph-rsid="0013c5e2"/>
    </style:style>
    <style:style style:name="T1" style:family="text">
      <style:text-properties officeooo:rsid="000e361b"/>
    </style:style>
    <style:style style:name="T2" style:family="text">
      <style:text-properties officeooo:rsid="000eecdb"/>
    </style:style>
    <style:style style:name="T3" style:family="text">
      <style:text-properties officeooo:rsid="00108c00"/>
    </style:style>
    <style:style style:name="T4" style:family="text">
      <style:text-properties officeooo:rsid="001153f3"/>
    </style:style>
    <style:style style:name="T5" style:family="text">
      <style:text-properties officeooo:rsid="00115904"/>
    </style:style>
    <style:style style:name="T6" style:family="text">
      <style:text-properties officeooo:rsid="0013580a"/>
    </style:style>
    <style:style style:name="T7" style:family="text">
      <style:text-properties officeooo:rsid="0013c5e2"/>
    </style:style>
    <style:style style:name="T8" style:family="text">
      <style:text-properties officeooo:rsid="001457d1"/>
    </style:style>
    <style:style style:name="T9" style:family="text">
      <style:text-properties officeooo:rsid="0015f15c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officeooo:rsid="0017ae3e"/>
    </style:style>
    <style:style style:name="T12" style:family="text">
      <style:text-properties officeooo:rsid="0017b6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0">Evoluções das aplicações e a importância das empresas estarem na internet</text:span></text:p>
      <text:p text:style-name="P2"><text:span text:style-name="T1">A primeira compra on-line foi documentada em 1994, e a partir desse ano as compras apenas aumentaram e </text:span><text:span text:style-name="T8">n</text:span><text:span text:style-name="T1">um ritmo que vem se </text:span><text:span text:style-name="T8">aumentando</text:span><text:span text:style-name="T1"> a cada ano. Segundo o site </text:span><text:span text:style-name="T2">sleeknote.com as vendas on-line </text:span><text:span text:style-name="T3">em todo o mundo </text:span><text:span text:style-name="T2">aumentaram de 1,3 trilhões de dólares para em 2014 para 4,2 trilhões em 2020 e previsões estimam que cheguem a 6,5 </text:span><text:span text:style-name="T8">trilhões </text:span><text:span text:style-name="T2">em 2023. Eles também levantaram que 75% das pessoas compram on-line pelo menos uma vez por mês. Outro dado interessante é o aumento de compras on-line realizadas a partir de dispositivos móveis que subiu de 34,5% em 2017 para 49,2% em 2020. </text:span><text:span text:style-name="T3">Isso deixa claro que está havendo um enorme crescimento na compras feitas pela internet e a cada ano os consumidores vem usando mais os seus dispositivos móveis para realizar essas compras. </text:span></text:p>
      <text:p text:style-name="P3"><text:span text:style-name="T3">A NRF (National Retail Federatio) emitiu um relatório em 2019 </text:span><text:span text:style-name="T4">mostrando que </text:span><text:span text:style-name="T12">t</text:span><text:span text:style-name="T4">rês em cada cinco pessoas acreditam que a tecnologia melhora a sua experiência de compra, sejam elas assistências automatizadas, eletrônicos com inteligencia artificial ou experiências virtuais. </text:span><text:span text:style-name="T5">Porém a importância das tecnologias e da internet </text:span><text:span text:style-name="T8">não </text:span><text:span text:style-name="T5">se limitam a venda de produtos, também </text:span><text:span text:style-name="T8">há a</text:span><text:span text:style-name="T5"> venda de serviços, </text:span><text:span text:style-name="T6">como de logística, educação, entretenimento, </text:span><text:span text:style-name="T5"><text:s/>marketing </text:span><text:span text:style-name="T6">entre outros</text:span><text:span text:style-name="T5">. </text:span><text:span text:style-name="T6">A internet chegou ao Brasil no in</text:span><text:span text:style-name="T9">í</text:span><text:span text:style-name="T6">cio dos anos noventa, nessa época os sites eram apenas estáticos, e as empresas que possuíam site </text:span><text:span text:style-name="T9">(que não eram muitos) </text:span><text:span text:style-name="T6">conseguiam publicar apenas uma descrição básica d</text:span><text:span text:style-name="T9">a</text:span><text:span text:style-name="T6"> empresa, com algumas fotos (talvez um catálogo) e um e-mail para contato. Hoje estamos em um período onde as pessoas compram pelos aplicativos e as empresas se utilizam de dados coletados na internet para direcionar seus produtos e serviços ao seu público-alvo.</text:span><text:span text:style-name="T7"> </text:span><text:span text:style-name="T9">Tudo se tornou dinâmico na internet, as recomendações de vídeos e</text:span><text:span text:style-name="T7"> </text:span><text:span text:style-name="T9">artigos mudam de acordo com o que você lê, assiste ou posta e as campanhas de marketing mudam de acordo com os produtos que você visualiza ou compra. </text:span></text:p>
      <text:p text:style-name="P4"><text:span text:style-name="T7">As maiores vantagens para as empresas que se encontram na internet </text:span><text:span text:style-name="T11">são</text:span><text:span text:style-name="T7">, <text:s/>vende</text:span><text:span text:style-name="T12">r</text:span><text:span text:style-name="T7"> seus produtos e serviços nos lugares onde as pessoas estão comprando </text:span><text:span text:style-name="T8">(cada ano mais)</text:span><text:span text:style-name="T7"> e direcionar </text:span><text:span text:style-name="T12">suas campanhas de</text:span><text:span text:style-name="T7"> marketing para as pessoas que tem maiores chances de comprar os seus produtos. </text:span><text:span text:style-name="T12">O</text:span><text:span text:style-name="T8">utra grande vantagem é a possibilidade do trabalho a distância, e a contratação de </text:span><text:span text:style-name="T12">serviços</text:span><text:span text:style-name="T8">, independente da </text:span><text:span text:style-name="T12">localização</text:span><text:span text:style-name="T8"> (podendo inclusive serem de outros países), sendo o fiverr.com um bom exemplo desse tipo de prestação de serviços</text:span><text:span text:style-name="T7">. Porém, como este é um ambiente que muda rapidamente, ela traz consigo o desafio de as empresas precisarem se adaptar a cada nova tecnologia que surge, sejam elas novas plataformas e dispositivos, novas formas de pagamento, como P</text:span><text:span text:style-name="T8">ix</text:span><text:span text:style-name="T7"> e cripto moedas, e até novas regulamentações como a LGPD (Lei Geral de Proteção dos Dados). <text:s/></text:span><text:span text:style-name="T11">Já para os consumidores a maior vantagem seria a facilidade de encontrar os produtos que precisa, sem precisar sair de casa, porém </text:span><text:span text:style-name="T12">ao </text:span><text:span text:style-name="T11">custo de ter os seus dados coletados a cada click na internet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2T08:52:07.021869519</meta:creation-date>
    <dc:date>2022-02-22T11:10:58.211011594</dc:date>
    <meta:editing-duration>PT5M2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4" meta:word-count="496" meta:character-count="3014" meta:non-whitespace-character-count="2516"/>
  </office:meta>
</office:document-meta>
</file>